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tab/>Personadatorn</text:p>
      <text:list xml:id="list5279135453647969442" text:style-name="L1">
        <text:list-header>
          <text:p text:style-name="P2"/>
        </text:list-header>
      </text:list>
      <text:p text:style-name="Standard">1) Vad betyder ESD?</text:p>
      <text:p text:style-name="Standard">ESD betyder Electro Static Discharge. Och det innebär alla sätt som vi har att verhindra ladningar genom jordningen.</text:p>
      <text:p text:style-name="Standard"/>
      <text:p text:style-name="Standard"/>
      <text:p text:style-name="Standard">2) Statisk elektricitet kan skad datorns komponenter utan att man märker det. Ge exempel på hur man skyddar datorns komponenter <text:s/>medan man arbetar i den.</text:p>
      <text:p text:style-name="Standard">Huvud sätt att skydda komponenter mot statisk elektricitet är jordningen. Det gör man genom använda ESD grejer, (ESD-armband, ESD-poser, och ESD mattar).</text:p>
      <text:p text:style-name="Standard"/>
      <text:p text:style-name="Standard">3) Hur bör man förvara datorkomponenter <text:s/>an plockat ur datorn.</text:p>
      <text:p text:style-name="Standard">Man ställer dom <text:s/>i ESD- poser.</text:p>
      <text:list xml:id="list2780086929623649646" text:style-name="L2">
        <text:list-header>
          <text:p text:style-name="P3"/>
        </text:list-header>
      </text:list>
      <text:p text:style-name="Standard">4)När man skall skruva i en dator <text:s/>vad bör man då alltid tänka på?</text:p>
      <text:p text:style-name="Standard">Att använda ESD-armband.</text:p>
      <text:p text:style-name="Standard"/>
      <text:p text:style-name="Standard">5)Vad är s.k. Musarm</text:p>
      <text:p text:style-name="Standard">Syndrom som slår handen som använda Mus. </text:p>
      <text:p text:style-name="Standard">Enligt Wikipedia: </text:p>
      <text:p text:style-name="Standard">”Musarm är ett samlingsnamn för värk och stelhet i arm, nacke, axlar, rygg, handled och fingrar. Besvären beror bland annat på låsta monotona arbetsställningar då musklerna ansträngs ensidigt under en lång period, till exempel vid datoranvändning.</text:p>
      <text:p text:style-name="Standard"/>
      <text:p text:style-name="Standard">Enligt en studie från Arbetsmiljöverket 2010 beträffande arbetstagares arbete framför bildskärm eller dator hade 2,8 procent av kvinnorna och 1,2 procent av männen problem med musarm. Andra studier talar om att i vissa grupper har cirka fem procent besvär.[1]</text:p>
      <text:p text:style-name="Standard"/>
      <text:p text:style-name="Standard">Den främsta orsaken till muskelsmärtor i samband med musarm är att muskler eller muskelfästen blivit överansträngda och inflammerade på grund av långvarig ensidig belastning. Ofta kan värken minskas genom att gå ifrån sin arbetsplats en liten stund, så att de muskler som i vanliga fall ansträngs får möjlighet att vila. Arbetsmiljöverket rekommenderar till de som arbetar framför en bildskärm med mus eller tangentbord att använda handlovsstöd. Genom att variera arbetsuppgifter och kroppsställning och inte sitta fast vid datorn för långa pass får musklerna en möjlighet att vila och de drabbas inte av överansträngning.</text:p>
      <text:p text:style-name="Standard"/>
      <text:p text:style-name="Standard">Musarmsbesvär kan uppträda på flera olika ställen i armar och händer. En vanlig variant är lateral epikondylit, även kallat "tennisarmbåge", som ger smärta på armbågens utsida. Även axlar och handleder (karpaltunnelsyndrom)är utsatta.</text:p>
      <text:p text:style-name="Standard"/>
      <text:p text:style-name="Standard">Genom att ta korta pauser och göra diverse stretchningsövningar med jämna mellanrum kan man minska den monotona belastningen av musklerna. I många fall ger man även antiinflammatorisk medicin. Det finns också alternativ till att använda en vanlig datormus som kan vara skonsammare, till exempel styrkula, styrplatta eller styrlist.”</text:p>
      <text:p text:style-name="Standard"/>
      <text:p text:style-name="Standard">6)Varför är det viktigt <text:s/>att återvinna elektroniska komponenter:</text:p>
      <text:p text:style-name="Standard">Miljö grunder mest. Självklart vi behöver att återvända alla grejer som vi använder men om vi talar om metaller, metaller är viktiga och värdiga och de måste inte kastas bort. Några av dem är också skadliga för människorna och miljö och återvändning minimerar problemet.</text:p>
      <text:p text:style-name="Standard"><text:soft-page-break/></text:p>
      <text:p text:style-name="Standard">7)Vad betyder RoHS och vad innebär det?</text:p>
      <text:p text:style-name="Standard">RoHS betyder Restriction of Hazardous Substances och händer om minimeringen eller baning av 6 färliga ämne:</text:p>
      <text:p text:style-name="Standard"/>
      <text:p text:style-name="Standard">Kvicksilver(Hg)</text:p>
      <text:p text:style-name="Standard">Kadmium(Cd)</text:p>
      <text:p text:style-name="Standard">Bly(Pb)</text:p>
      <text:p text:style-name="Standard">Sexvärt krom (Cr6+)</text:p>
      <text:p text:style-name="Standard">polybromerade binefyler(PBB)</text:p>
      <text:p text:style-name="Standard">Polybromerade difenyletrar(PBDE)</text:p>
      <text:p text:style-name="Standard"/>
      <text:p text:style-name="Standard">8)Vad betyder Energy Star och vad innebär det?</text:p>
      <text:p text:style-name="Standard">Energy Star är ett internationellt frivilligt märkningsprogram för energieffektivitet som startades i USA 1992. Det innebär att dem ger en certification till apparater som är energisnåla.</text:p>
      <text:p text:style-name="Standard"/>
      <text:p text:style-name="Standard">9)Vad är EPEAT och vad innebär det?</text:p>
      <text:p text:style-name="Standard">EPEAT betyder Electronic Product environmental assesment Tool, och den är en organisation som kollar m Produkter följer 51 bestämda miljökritirier. 23 av dem är obligatoriska och 28 av dem är frivilliga extrakritirier. </text:p>
      <text:p text:style-name="Standard"/>
      <text:p text:style-name="Standard">10)Vilka nivåer på EPEAT finns det och vad innebär dessa?</text:p>
      <text:p text:style-name="Standard">EPEA har tre olika nivå:</text:p>
      <text:p text:style-name="Standard">Bronze om produkten uppfyller alla 23 obligatoriska kritirier.</text:p>
      <text:p text:style-name="Standard">Silver om produkten uppfyller alla 23 obligatoriska kriterier samt minst 50% av de frivilliga.</text:p>
      <text:p text:style-name="Standard">Och </text:p>
      <text:p text:style-name="Standard">Gold om produkten uppfyller alla 23 obligatoriska kriterier samt minst 75% av de frivilliga.</text:p>
      <text:p text:style-name="Standard"/>
      <text:p text:style-name="Standard">11)I lådan monteras alla komponenter som tillhör själva datorn, namn minst sex av dessa.</text:p>
      <text:p text:style-name="Standard">Moderkort med Processor, Minne <text:s/>och adra grejer</text:p>
      <text:p text:style-name="Standard">Hårddisk</text:p>
      <text:p text:style-name="Standard">CD/DVD/blue ray -spelare</text:p>
      <text:p text:style-name="Standard">Portar, (t.e USB)</text:p>
      <text:p text:style-name="Standard">Nätdel</text:p>
      <text:p text:style-name="Standard">Minneskortläsare</text:p>
      <text:p text:style-name="Standard"/>
      <text:p text:style-name="Standard"/>
      <text:p text:style-name="Standard">12)Nämn minst två indata respektive utdata- enheter.</text:p>
      <text:p text:style-name="Standard">Indata: Mus, tangentbord.</text:p>
      <text:p text:style-name="Standard">Utdata: bildskärmen, skrivaren</text:p>
      <text:p text:style-name="Standard"/>
      <text:p text:style-name="Standard">13)Vad sker bearbetningen av indata?</text:p>
      <text:p text:style-name="Standard">Jag har inte förstårt frågan.</text:p>
      <text:p text:style-name="Standard"/>
      <text:p text:style-name="Standard">14)Beskriv ordet mjukvara kortfattat.</text:p>
      <text:p text:style-name="Standard">Mjukvara är alla filer och programmena som finns lagrad (på elektriska laddningar form) i minnes enheter som hårddisken eller RAM eller Cache.</text:p>
      <text:p text:style-name="Standard"/>
      <text:p text:style-name="Standard">15)Vad kallas centralenhet med ett annat namn?</text:p>
      <text:p text:style-name="Standard">Systemenheten.</text:p>
      <text:p text:style-name="Standard"/>
      <text:p text:style-name="Standard"/>
      <text:p text:style-name="Standard"><text:soft-page-break/>16)Ge en kort beskrivning av moderkortet samt dess funktion.</text:p>
      <text:p text:style-name="Standard">Moderkortet är stället som stöd processor och många viktiga delar som minne, (RAM), eller grafikkort.</text:p>
      <text:p text:style-name="Standard"/>
      <text:p text:style-name="Standard">17)Ge några exempel på vad som sitter i moderkort.</text:p>
      <text:p text:style-name="Standard">Processor, Interminne, PCIe, grafikkort, chipset, portar.</text:p>
      <text:p text:style-name="Standard"/>
      <text:p text:style-name="Standard">18)Vad består <text:s/>ett chipset och vad är dess funktion?</text:p>
      <text:p text:style-name="Standard">Chipset är vägen som går alla informationen från och till processor.</text:p>
      <text:p text:style-name="Standard"/>
      <text:p text:style-name="Standard">19)Vad heter standardbussen som finns i moderkortet?</text:p>
      <text:p text:style-name="Standard">PCIe</text:p>
      <text:p text:style-name="Standard"/>
      <text:p text:style-name="Standard">20)Vad kallades den processor Intel utvecklade 1978 (och som satt i deras första PC)?</text:p>
      <text:p text:style-name="Standard">Intel 8086</text:p>
      <text:p text:style-name="Standard"/>
      <text:p text:style-name="Standard">21)Nämn några processortillverkare.</text:p>
      <text:p text:style-name="Standard">Intel och AMD</text:p>
      <text:p text:style-name="Standard"/>
      <text:p text:style-name="Standard">22)Nämn några olika typer av intel processorer för stationära och bärbara datorer.</text:p>
      <text:p text:style-name="Standard">För stationära datorer: Intel core i7,i5 eller i3</text:p>
      <text:p text:style-name="Standard">För bärbara datorer: Intel core i7 mobile, Intel core i5 mobile, Intel core i3 mobile</text:p>
      <text:p text:style-name="Standard"/>
      <text:p text:style-name="Standard">23)Vad heter intels och AMD,s processorer lämplig för Notebooks och mobila enheter?</text:p>
      <text:p text:style-name="Standard">APU (Accelerated Processor Unit)</text:p>
      <text:p text:style-name="Standard"/>
      <text:p text:style-name="Standard">24)Vad är den stora skillnaden mellan RAM minne och ett sekundärt minne?</text:p>
      <text:p text:style-name="Standard">Informationer stannar kvar i sekundärt minne när ström är borta. RAM är mycket snabbare än sekundärt.</text:p>
      <text:list xml:id="list4899316036327727028" text:style-name="L3">
        <text:list-header>
          <text:p text:style-name="P4"/>
        </text:list-header>
      </text:list>
      <text:p text:style-name="Standard">25)Nämn minst fyra olika typer av DIMM minnen.</text:p>
      <text:p text:style-name="Standard">SDRAM</text:p>
      <text:p text:style-name="Standard">DDR</text:p>
      <text:p text:style-name="Standard">DDR hyperX</text:p>
      <text:p text:style-name="Standard">DDR2</text:p>
      <text:p text:style-name="Standard">DDR3</text:p>
      <text:p text:style-name="Standard"/>
      <text:p text:style-name="Standard">26)Förklara kortfattat hur en hårddisk ser ut innanför höljet.</text:p>
      <text:p text:style-name="P1">Många magnetiska diskar med en drivmotor och en läsare. <text:s/></text:p>
      <text:p text:style-name="P1"/>
      <text:p text:style-name="P1">27)Ange några rotationshastigheter samt storlekar på IDE hårddiskar.</text:p>
      <text:p text:style-name="Standard">4200, 5400, 7200 och 10000varv/min</text:p>
      <text:p text:style-name="Standard"/>
      <text:p text:style-name="Standard">28)Vad betyder förkortningen <text:s/>SSD-disk och vad innebär det?</text:p>
      <text:p text:style-name="Standard">Det betyder Solid State Disk. Det innebär den saknas roterade diskar.</text:p>
      <text:p text:style-name="Standard"/>
      <text:p text:style-name="Standard">29)Nämn några fördelar med SSD-disk <text:s/>jämfört med en vanlig hårddisk. </text:p>
      <text:p text:style-name="Standard">SSD mycket strömsnålare och det behåller lägre temperatur.</text:p>
      <text:p text:style-name="Standard"/>
      <text:p text:style-name="Standard">30)Nämn några nackdelar med SSD-disk <text:s/>jämfört med en vanlig hårddisk.</text:p>
      <text:p text:style-name="Standard">Om det går någonting fel med SSD finns ingen chans att återskapa data som man kan med vanlig IDE disk.</text:p>
      <text:p text:style-name="Standard"><text:soft-page-break/>31)Vad står RAID för?</text:p>
      <text:p text:style-name="Standard">Redundant Array och Independent Disks.</text:p>
      <text:p text:style-name="Standard"/>
      <text:p text:style-name="Standard">32)Vad innebär kortfattat följande RAID-niver?</text:p>
      <text:p text:style-name="Standard">RAID0: Stripe set</text:p>
      <text:p text:style-name="Standard">RAID1: Spegling</text:p>
      <text:p text:style-name="Standard">RAID5: Stripe set med paritet</text:p>
      <text:p text:style-name="Standard"/>
      <text:p text:style-name="Standard">33)Vilka nivåer innebär snabbare diskaccess?</text:p>
      <text:p text:style-name="Standard">RAID0, RAID5</text:p>
      <text:p text:style-name="Standard"/>
      <text:p text:style-name="Standard">34)Vilka nivåer innebär ökad säkerhet?</text:p>
      <text:p text:style-name="Standard">RAID1, RAID5</text:p>
      <text:p text:style-name="Standard"/>
      <text:p text:style-name="Standard">35)Den första elektroniska dator tillverkades redan 1946, Vad kallades denna?</text:p>
      <text:p text:style-name="Standard">ENIAC</text:p>
      <text:p text:style-name="Standard"/>
      <text:p text:style-name="Standard">36)När lanserades <text:s/>den första hemdatorn, och vilka företag var inblandande?</text:p>
      <text:p text:style-name="Standard">1975 Apple Commodore och Tandy</text:p>
      <text:p text:style-name="Standard"/>
      <text:p text:style-name="Standard">37)När kom den första IBM PC</text:p>
      <text:p text:style-name="Standard">1981</text:p>
      <text:p text:style-name="Standard"/>
      <text:p text:style-name="Standard">38)När kom den första Apple Macintosh?</text:p>
      <text:p text:style-name="Standard">1984</text:p>
      <text:p text:style-name="Standard"/>
      <text:p text:style-name="Standard">39)Ta reda på, genom att gå på datorförsäljares hemsida , exempel <text:s/>på olika modeller av SATA-hårddiskar (interna) med olika storlekar, som säljs för närbvarande.</text:p>
      <text:p text:style-name="Standard"/>
      <text:p text:style-name="Standard">Toshiba X300 - High-Performance Hard Drive</text:p>
      <text:p text:style-name="Standard">3.5" SATA Hard Drive</text:p>
      <text:p text:style-name="Standard">4 TB / 5 TB / 6 TB capacity</text:p>
      <text:p text:style-name="Standard">7200 rpm</text:p>
      <text:p text:style-name="Standard"/>
      <text:p text:style-name="Standard">Toshiba P300 - HIGH-PERFORMANCE HARD DRIVE</text:p>
      <text:p text:style-name="Standard">3.5" SATA Hard Drive</text:p>
      <text:p text:style-name="Standard">500 GB / 1 TB / 2 TB/ 3 TB capacity</text:p>
      <text:p text:style-name="Standard">7200 rpm</text:p>
      <text:p text:style-name="Standard"/>
      <text:p text:style-name="Standard">Toshiba E300 - LOW-ENERGY HARD DRIVE</text:p>
      <text:p text:style-name="Standard">3.5" SATA Hard Drive</text:p>
      <text:p text:style-name="Standard">2 TB / 3 TB capacity</text:p>
      <text:p text:style-name="Standard">5700 (2 TB), 5940 rpm (3 TB)</text:p>
      <text:p text:style-name="Standard"/>
      <text:p text:style-name="Standard">Toshiba H200 - HIGH-PERFORMANCE HYBRID DRIVE</text:p>
      <text:p text:style-name="Standard">2.5" SATA hard drive</text:p>
      <text:p text:style-name="Standard">SSD-like performance and responsiveness</text:p>
      <text:p text:style-name="Standard">Optimized self-learning caching algorithm</text:p>
      <text:p text:style-name="Standard">500 GB / 1 TB capacity</text:p>
      <text:p text:style-name="Standard">5400 rpm</text:p>
      <text:p text:style-name="Standard"/>
      <text:p text:style-name="Standard"/>
      <text:p text:style-name="Standard"><text:soft-page-break/>40)Ta reda p någon datorförsäljares hemsida, exempel på olika modeller av SSD hårddiskar (interna), med olika <text:s/>storlek och prestanda, som säljs för närvarande.</text:p>
      <text:p text:style-name="Standard">Modell</text:p>
      <text:p text:style-name="Standard">storlek GB </text:p>
      <text:p text:style-name="Standard">Läshastighet</text:p>
      <text:p text:style-name="Standard">skrivhastighet</text:p>
      <text:p text:style-name="Standard">pri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6-06-10T08:28:22.60</meta:creation-date>
    <dc:date>2016-06-13T08:55:36.28</dc:date>
    <dc:creator>Robert Kristian Alm</dc:creator>
    <meta:editing-duration>PT55M43S</meta:editing-duration>
    <meta:editing-cycles>4</meta:editing-cycles>
    <meta:generator>OpenOffice/4.1.2$Win32 OpenOffice.org_project/412m3$Build-9782</meta:generator>
    <meta:document-statistic meta:table-count="0" meta:image-count="0" meta:object-count="0" meta:page-count="5" meta:paragraph-count="131" meta:word-count="1166" meta:character-count="7633"/>
  </office:meta>
</office:document-meta>
</file>